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2" style:parent-style-name="Standaard" style:family="paragraph">
      <style:text-properties style:font-name="Arial" style:font-name-complex="Arial" fo:font-weight="bold" style:font-weight-asian="bold" style:font-weight-complex="bold"/>
    </style:style>
    <style:style style:name="T3" style:parent-style-name="Standaardalinea-lettertype" style:family="text">
      <style:text-properties style:font-name="Arial" style:font-name-complex="Arial"/>
    </style:style>
    <style:style style:name="T4" style:parent-style-name="Standaardalinea-lettertype" style:family="text">
      <style:text-properties style:font-name="Arial" style:font-name-complex="Arial"/>
    </style:style>
    <style:style style:name="T5" style:parent-style-name="Standaardalinea-lettertype" style:family="text">
      <style:text-properties style:font-name="Arial" style:font-name-complex="Arial"/>
    </style:style>
    <style:style style:name="T6" style:parent-style-name="Standaardalinea-lettertype" style:family="text">
      <style:text-properties style:font-name="Arial" style:font-name-complex="Arial"/>
    </style:style>
    <style:style style:name="T7" style:parent-style-name="Standaardalinea-lettertype" style:family="text">
      <style:text-properties style:font-name="Arial" style:font-name-complex="Arial" fo:color="#4472C4"/>
    </style:style>
    <style:style style:name="T8" style:parent-style-name="Standaardalinea-lettertype" style:family="text">
      <style:text-properties style:font-name="Arial" style:font-name-complex="Arial"/>
    </style:style>
    <style:style style:name="T9" style:parent-style-name="Standaardalinea-lettertype" style:family="text">
      <style:text-properties style:font-name="Arial" style:font-name-complex="Arial" fo:color="#4472C4"/>
    </style:style>
    <style:style style:name="T10" style:parent-style-name="Standaardalinea-lettertype" style:family="text">
      <style:text-properties style:font-name="Arial" style:font-name-complex="Arial"/>
    </style:style>
    <style:style style:name="P11" style:parent-style-name="Standaard" style:family="paragraph">
      <style:text-properties style:font-name="Arial" style:font-name-complex="Arial"/>
    </style:style>
    <style:style style:name="P12" style:parent-style-name="Standaard" style:family="paragraph">
      <style:text-properties style:font-name="Arial" style:font-name-complex="Arial" fo:font-weight="bold" style:font-weight-asian="bold" style:font-weight-complex="bold"/>
    </style:style>
    <style:style style:name="P13" style:parent-style-name="Standaard" style:family="paragraph">
      <style:text-properties style:font-name="Arial" style:font-name-complex="Arial" style:text-underline-type="single" style:text-underline-style="solid" style:text-underline-width="auto" style:text-underline-mode="continuous"/>
    </style:style>
    <style:style style:name="P14" style:parent-style-name="Lijstalinea" style:list-style-name="LFO2" style:family="paragraph">
      <style:text-properties style:font-name="Arial" style:font-name-complex="Arial"/>
    </style:style>
    <style:style style:name="P15" style:parent-style-name="Lijstalinea" style:list-style-name="LFO2" style:family="paragraph">
      <style:text-properties style:font-name="Arial" style:font-name-complex="Arial"/>
    </style:style>
    <style:style style:name="P16" style:parent-style-name="Lijstalinea" style:list-style-name="LFO2" style:family="paragraph">
      <style:text-properties style:font-name="Arial" style:font-name-complex="Arial"/>
    </style:style>
    <style:style style:name="P17" style:parent-style-name="Lijstalinea" style:family="paragraph">
      <style:text-properties style:font-name="Arial" style:font-name-complex="Arial"/>
    </style:style>
    <style:style style:name="P18" style:parent-style-name="Lijstalinea" style:list-style-name="LFO5" style:family="paragraph">
      <style:text-properties style:font-name="Arial" style:font-name-complex="Arial" style:text-underline-type="single" style:text-underline-style="solid" style:text-underline-width="auto" style:text-underline-mode="continuous"/>
    </style:style>
    <style:style style:name="P19" style:parent-style-name="Lijstalinea" style:family="paragraph">
      <style:text-properties style:font-name="Arial" style:font-name-complex="Arial"/>
    </style:style>
    <style:style style:name="P20" style:parent-style-name="Lijstalinea" style:list-style-name="LFO5" style:family="paragraph">
      <style:text-properties style:font-name="Arial" style:font-name-complex="Arial" style:text-underline-type="single" style:text-underline-style="solid" style:text-underline-width="auto" style:text-underline-mode="continuous"/>
    </style:style>
    <style:style style:name="P21" style:parent-style-name="Lijstalinea" style:family="paragraph">
      <style:text-properties style:font-name="Arial" style:font-name-complex="Arial"/>
    </style:style>
    <style:style style:name="P22" style:parent-style-name="Lijstalinea" style:list-style-name="LFO5" style:family="paragraph">
      <style:text-properties style:font-name="Arial" style:font-name-complex="Arial" style:text-underline-type="single" style:text-underline-style="solid" style:text-underline-width="auto" style:text-underline-mode="continuous"/>
    </style:style>
    <style:style style:name="P23" style:parent-style-name="Lijstalinea" style:family="paragraph">
      <style:text-properties style:font-name="Arial" style:font-name-complex="Arial"/>
    </style:style>
    <style:style style:name="P24" style:parent-style-name="Lijstalinea" style:list-style-name="LFO5" style:family="paragraph">
      <style:text-properties style:font-name="Arial" style:font-name-complex="Arial" style:text-underline-type="single" style:text-underline-style="solid" style:text-underline-width="auto" style:text-underline-mode="continuous"/>
    </style:style>
    <style:style style:name="P25" style:parent-style-name="Lijstalinea" style:family="paragraph">
      <style:text-properties style:font-name="Arial" style:font-name-complex="Arial"/>
    </style:style>
    <style:style style:name="P26" style:parent-style-name="Lijstalinea" style:list-style-name="LFO5" style:family="paragraph">
      <style:text-properties style:font-name="Arial" style:font-name-complex="Arial"/>
    </style:style>
    <style:style style:name="P27" style:parent-style-name="Standaard" style:family="paragraph">
      <style:text-properties style:font-name="Arial" style:font-name-complex="Arial"/>
    </style:style>
    <style:style style:name="P28" style:parent-style-name="Standaard" style:family="paragraph">
      <style:text-properties style:font-name="Arial" style:font-name-complex="Arial" fo:font-weight="bold" style:font-weight-asian="bold" style:font-weight-complex="bold"/>
    </style:style>
    <style:style style:name="P29" style:parent-style-name="Standaard" style:family="paragraph">
      <style:text-properties style:font-name="Arial" style:font-name-complex="Arial"/>
    </style:style>
    <style:style style:name="P30" style:parent-style-name="Standaard" style:family="paragraph">
      <style:text-properties style:font-name="Arial" style:font-name-complex="Arial" fo:font-weight="bold" style:font-weight-asian="bold" style:font-weight-complex="bold"/>
    </style:style>
    <style:style style:name="P31" style:parent-style-name="Standaard" style:family="paragraph">
      <style:text-properties style:font-name="Arial" style:font-name-complex="Arial" fo:font-weight="bold" style:font-weight-asian="bold" style:font-weight-complex="bold"/>
    </style:style>
    <style:style style:name="P32" style:parent-style-name="Standaard" style:family="paragraph">
      <style:text-properties style:font-name="Arial" style:font-name-complex="Arial"/>
    </style:style>
    <style:style style:name="P33" style:parent-style-name="Standaard" style:family="paragraph">
      <style:text-properties style:font-name="Arial" style:font-name-complex="Arial"/>
    </style:style>
    <style:style style:name="P34" style:parent-style-name="Standaard" style:family="paragraph">
      <style:text-properties style:font-name="Arial" style:font-name-complex="Arial" fo:font-weight="bold" style:font-weight-asian="bold" style:font-weight-complex="bold"/>
    </style:style>
    <style:style style:name="P35" style:parent-style-name="Standaard" style:family="paragraph">
      <style:text-properties style:font-name="Arial" style:font-name-complex="Arial"/>
    </style:style>
    <style:style style:name="T36" style:parent-style-name="Hyperlink" style:family="text">
      <style:text-properties style:font-name="Arial" style:font-name-complex="Arial"/>
    </style:style>
  </office:automatic-styles>
  <office:body>
    <office:text text:use-soft-page-breaks="true">
      <text:p text:style-name="P1">Project 1 – analyse<text:s/></text:p>
      <text:p text:style-name="P2">Content</text:p>
      <text:p text:style-name="Standaard"><text:span text:style-name="T3">Ik ben Maarten Janssens. Ik ben 21 jaar en woon in Kasterlee. Ik woon nog bij mijn ouders thuis. Ik ben goed in wiskunde en met computers kan ik wel overweg. Ik kan niet goed overweg met talen, daar heb ik altijd wel moeite mee gehad.<text:s/></text:span><text:span text:style-name="T4">Eén van mijn studierichtingen is dat ik hout -en bouwkunde, in het middelbaar, in de HT²O heb gedaan. Ik heb daar 6 jaar op school heb gezeten. Ik heb een se-en-se jaar gedaan in de richting veiligheid. Op het heilig-graf in de Klinkstaart in Turnhout. En dan heb ik lagere school gestudeerd in Vorselaar op de hoge school thomas more. Maar dit was niet voor mij weg gelegd.<text:s/></text:span><text:span text:style-name="T5">In mijn vrije tijd ben ik vooral bezig op mijn laptop.<text:s/></text:span><text:span text:style-name="T6">Als je meer wilt weten over mijn hobby’s en interesse kijk dan bij<text:s/></text:span><text:span text:style-name="T7">hobby’s</text:span><text:span text:style-name="T8">. Als je iets wil weten over mijn werkervaring kijk dan bij<text:s/></text:span><text:span text:style-name="T9">ervaringen</text:span><text:span text:style-name="T10">. <text:s/></text:span></text:p>
      <text:p text:style-name="P11"/>
      <text:p text:style-name="P12">Hobby’s en interesse<text:s/></text:p>
      <text:p text:style-name="P13">Hobby’s:</text:p>
      <text:list text:style-name="LFO2" text:continue-numbering="true">
        <text:list-item>
          <text:p text:style-name="P14">Jeugd Rode Kruis<text:s/></text:p>
        </text:list-item>
        <text:list-item>
          <text:p text:style-name="P15">Voetballen<text:s/></text:p>
        </text:list-item>
        <text:list-item>
          <text:p text:style-name="P16">Veel met computer bezig</text:p>
        </text:list-item>
      </text:list>
      <text:p text:style-name="P17"/>
      <text:list text:style-name="LFO5" text:continue-numbering="true">
        <text:list-item>
          <text:p text:style-name="P18">Paragraaf 1:</text:p>
        </text:list-item>
      </text:list>
      <text:p text:style-name="P19">Eén van mijn hobby’s is de jeugdbeweging Jeugd Rode Kruis (JRK).<text:s/>Het JRK bestaat al van 1923.<text:s/>Het is een jeugdbeweging waarbij er gewone activiteiten zijn. Maar wij hebben ook een groot kamp en dat noemt het EHBO-kamp. Het is een kamp met activiteiten maar tussen elke activiteit is er een EHBO-les voorzien. <text:s/>Onze activiteiten zijn op zaterdag, de meeste jeugdbewegingen doen dit op zondag. Wij zijn geen bekende jeugdbeweging, en dat vermindert elk jaar opnieuw.<text:s/>Ik ben al vanaf mijn 11 jaar lid bij deze jeugdbeweging.<text:s/>Ik zelf ben hoofdverantwoordelijke van de jeugdbeweging. Ik vind het heel leuk in een jeugdbeweging<text:s/><text:s/>zitten omdat je bezig bent met je vrienden.<text:s/></text:p>
      <text:list text:style-name="LFO5" text:continue-numbering="true">
        <text:list-item>
          <text:p text:style-name="P20">Paragraaf 2:<text:s/></text:p>
        </text:list-item>
      </text:list>
      <text:p text:style-name="P21">Mijn andere hobby is voetballen. Ik doe dit af en toe bij de voetbalclub KSK Oosthoven.<text:s/>Het is in Oud-Turnhout gelegen.<text:s/>In 1930 was er al sprake van deze voetbalclub.<text:s/><text:s/>Ik deed dit vroeger toen ik klein was heb ik dit ook gedaan. Ik heb voor 10 jaar daar voetbal gespeeld. De reden waarom dat ik in Oosthoven ben gaan spelen is omdat mijn vader en grootvader daar ook hebben gevoetbald. En omdat vrienden van mij daar voetbalden.<text:s/></text:p>
      <text:list text:style-name="LFO5" text:continue-numbering="true">
        <text:list-item>
          <text:p text:style-name="P22">Paragraaf 3:<text:s/></text:p>
        </text:list-item>
      </text:list>
      <text:p text:style-name="P23">Ik ben in mijn vrije tijd veel bezig met mijn computer en mijn PlayStation. Op mijn PlayStation speel ik altijd met mijn vrienden. Ik vind dit heel leuk omdat dit mij tot rust brengt als ik een drukke dag heb gehad. En als ik mijn laptop bezig ben is het meestal voor schoolwerk. Maar ook als ik een spel wil spelen of iets nieuw wil ontdekken over computers.<text:s/></text:p>
      <text:list text:style-name="LFO5" text:continue-numbering="true">
        <text:list-item>
          <text:p text:style-name="P24">Paragraaf 4:<text:s/></text:p>
        </text:list-item>
      </text:list>
      <text:p text:style-name="P25">Ik ga vanaf mijn 19 jaar naar de fitness ik doe dit vooral met mijn vrienden, maar ook soms alleen. Ik ga naar de basic fit in Turnhout. Ik loop veel in mijn vrije tijd. Ik momenteel al 2 keer deel genomen aan de 10 Miles van Antwerpen.<text:s/><text:line-break/>De 10 Miles van Antwerpen<text:s/>is een beroemde hardloopwedstrijd in Antwerpen, België. Dit evenement wordt jaarlijks georganiseerd en trekt duizenden deelnemers van over<text:s/><text:soft-page-break/>de hele wereld. De 10 Miles verwijst naar de afstand van de wedstrijd, die ongeveer 16,1 kilometer bedraagt.</text:p>
      <text:list text:style-name="LFO5" text:continue-numbering="true">
        <text:list-item>
          <text:p text:style-name="P26">Mijn interesse liggen vooral bij mijn hobby’s daar ben ik ook het meeste mee bezig door heen de dag. Maar ik heb er nog één dat niet bij mijn hobby’s past en dat is tijd doorbrengen met mijn vrienden en vriendin.<text:s/></text:p>
        </text:list-item>
      </text:list>
      <text:p text:style-name="P27"/>
      <text:p text:style-name="P28">Ervaringen<text:s/></text:p>
      <text:p text:style-name="P29">Heel veel werkervaring heb ik niet. Als student heb ik wel gewerkt bij bpost, hier moest ik pakketjes rondbrengen. Dit deed ik graag. Ook heb ik heel even bij mega speelstad gewerkt. Dit vond ik ééntonig en saai. In mijn se-n-se heb ik de mogelijkheid gehad om meerdere stages te lopen in de veiligheid. Zo kan ik een week<text:s/>stagelopen<text:s/>bij de brandweer. Ik mocht mee op interventies.<text:s/>Ik ben steward geweest op verschillende wedstrijden. Heb op verschillende festivals als beveiligingsagent gestaan. Dit was niets voor mij.<text:s/></text:p>
      <text:p text:style-name="P30"/>
      <text:p text:style-name="P31">CV<text:s/></text:p>
      <text:p text:style-name="P32">Zie documenten</text:p>
      <text:p text:style-name="P33"/>
      <text:p text:style-name="P34">Contact</text:p>
      <text:p text:style-name="P35">Maarten Janssens<text:s/></text:p>
      <text:p text:style-name="Standaard"><text:a xlink:href="mailto:r0841547@student.thomasmore.be" office:target-frame-name="_top" xlink:show="replace"><text:span text:style-name="T36">r0841547@student.thomasmore.be</text:span></text:a></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arten Janssens</meta:initial-creator>
    <dc:creator>Maarten Janssens</dc:creator>
    <meta:creation-date>2023-10-15T09:29:00Z</meta:creation-date>
    <dc:date>2023-10-15T12:05:00Z</dc:date>
    <meta:template xlink:href="Normal" xlink:type="simple"/>
    <meta:editing-cycles>3</meta:editing-cycles>
    <meta:editing-duration>PT9360S</meta:editing-duration>
    <meta:document-statistic meta:page-count="2" meta:paragraph-count="7" meta:word-count="590" meta:character-count="3829" meta:row-count="27" meta:non-whitespace-character-count="3246"/>
  </office:meta>
</office:document-meta>
</file>